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paragraph-properties fo:text-align="center" style:justify-single-word="false"/>
      <style:text-properties fo:language="it" fo:country="IT"/>
    </style:style>
    <style:style style:name="P3" style:family="paragraph" style:parent-style-name="Heading_20_1" style:master-page-name="MP0">
      <style:paragraph-properties fo:text-align="center" style:justify-single-word="false" style:page-number="auto" fo:break-before="page"/>
      <style:text-properties fo:language="it" fo:country="IT"/>
    </style:style>
    <style:style style:name="P4" style:family="paragraph" style:parent-style-name="Text_20_body" style:list-style-name="L1"/>
    <style:style style:name="P5" style:family="paragraph" style:parent-style-name="Text_20_body" style:list-style-name="L1">
      <style:text-properties fo:language="it" fo:country="IT" fo:background-color="#c0c0c0"/>
    </style:style>
    <style:style style:name="P6" style:family="paragraph" style:parent-style-name="Text_20_body" style:list-style-name="L1">
      <style:text-properties fo:language="it" fo:country="IT"/>
    </style:style>
    <style:style style:name="P7" style:family="paragraph" style:parent-style-name="Text_20_body" style:list-style-name="L1">
      <style:text-properties fo:language="it" fo:country="IT" fo:background-color="#ffff00"/>
    </style:style>
    <style:style style:name="T1" style:family="text">
      <style:text-properties fo:language="it" fo:country="IT"/>
    </style:style>
    <style:style style:name="T2" style:family="text">
      <style:text-properties fo:language="it" fo:country="IT" fo:background-color="#c0c0c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se da Fare</text:p>
      <text:p text:style-name="P2"/>
      <text:list xml:id="list1035474785" text:style-name="L1">
        <text:list-item>
          <text:p text:style-name="P4"><text:span text:style-name="Car._20_predefinito_20_paragrafo"><text:span text:style-name="T1">Sistemare I connection Manager di </text:span></text:span><text:span text:style-name="Car._20_predefinito_20_paragrafo"><text:span text:style-name="T2">Relay Session Manager</text:span></text:span><text:span text:style-name="Car._20_predefinito_20_paragrafo"><text:span text:style-name="T1">, </text:span></text:span><text:span text:style-name="Car._20_predefinito_20_paragrafo"><text:span text:style-name="T2">Proxy</text:span></text:span><text:span text:style-name="Car._20_predefinito_20_paragrafo"><text:span text:style-name="T1">; </text:span></text:span><text:span text:style-name="Car._20_predefinito_20_paragrafo"><text:span text:style-name="T2">Server Session Manager</text:span></text:span><text:span text:style-name="Car._20_predefinito_20_paragrafo"><text:span text:style-name="T1">, </text:span></text:span><text:span text:style-name="Car._20_predefinito_20_paragrafo"><text:span text:style-name="T2">client Session Manager</text:span></text:span><text:span text:style-name="Car._20_predefinito_20_paragrafo"><text:span text:style-name="T1"> e vedi se farlo anche con <text:s/>Streaming Server, il quale, però non</text:span></text:span><text:span text:style-name="Car._20_predefinito_20_paragrafo"><text:span text:style-name="T1"> riceve direttamente i messaggi di handoff del buffer ( riceve solo start tx e stop tx).</text:span></text:span></text:p>
        </text:list-item>
        <text:list-item>
          <text:p text:style-name="P4"><text:span text:style-name="Car._20_predefinito_20_paragrafo"><text:span text:style-name="T2">Uniformare i parametri con quelli nuovi introdotti da pire. Classi </text:span></text:span><text:span text:style-name="Car._20_predefinito_20_paragrafo"><text:span text:style-name="T2">RElay Session Manager</text:span></text:span><text:span text:style-name="Car._20_predefinito_20_paragrafo"><text:span text:style-name="T2">; Proxy, Client Session Manager, Server Session Manager.</text:span></text:span></text:p>
        </text:list-item>
        <text:list-item>
          <text:p text:style-name="P5">Sistemare le strutture dati all'interno della classe SessionManager per tenere traccia che se il nodo è di tipo BigBoss esistono , oltre ai client, I relay secondari.</text:p>
        </text:list-item>
        <text:list-item>
          <text:p text:style-name="P6">Sistemare il codice <text:s/>perchè, all'arrivo di un 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
            <text:list-item>
              <text:p text:style-name="P6">In particolare sembra che a gestire la ricezione si un RTPReceptionManager ( campo rtp reception Man che nel costruttore( parametri) non ha <text:s/>indirizzo di provenienza del flusso il parametro, ma setta nel metodo inti connection tale indirizzo come <text:s/>Parameters.ServerAddress. Forse quando riceverai il LEAVE da parte del proxy del vecchio big boss chiamare il metodo set Sender del normalReceiver all'interno dell'RTPReceptionManager ( stai sicuro che non funzionerà mai)...</text:p>
            </text:list-item>
          </text:list>
        </text:list-item>
        <text:list-item>
          <text:p text:style-name="P6">Di a valerio come creare un proxy con i campi aggiuntivi, come l'indirizzo del mittente, il compo che indica se si serve direttamente un client o un big boss, sia all'atto del vecchio request file, sia all'attodel nuovo ack ClientREquest</text:p>
        </text:list-item>
        <text:list-item>
          <text:p text:style-name="P6">Fare sì che I relay secondari, all'atto della ricezione dell'election request ( l'election manager lancia l'evento ELECTION REQUEST RECEIVED ingrandiscano <text:s/>I buffer dei propry proxy</text:p>
        </text:list-item>
        <text:list-item>
          <text:p text:style-name="P6">Fare sì che il vecchio big boss mandi il messaggio di leave non solo ai client, ma anche ari relay a lui collegati.</text:p>
        </text:list-item>
        <text:list-item>
          <text:p text:style-name="P6">Fare sì che il big boss possa ricevere il messaggio di REDIRECT da parte di uno dei relay secondari serviti e possa, di conseguenza, ridirigere il flusso sul sostituto ( in praticaq fare la stessa cosa che fa il server.</text:p>
        </text:list-item>
        <text:list-item>
          <text:p text:style-name="P6">Sistemare il codice del SessionManager per la gestione dell'handoff di un relay secondario da parte del Big Boss: in particolare deve ridirigere tutti <text:s/>I proxy afferenti a quel relay. Deve quindi esserci una struttura dati che tiene in memoria quali proxy ( quali sessioni) afferiscono ad un relay secondario. Al momento della ricezione del messaggio di REDIRECT proveniente dal proxy di un nuovo Relay Il Big Boss deve sapere quale dei relay sta sostituendo ( tramite lo stesso messaggio di REDIRECT)</text:p>
        </text:list-item>
        <text:list-item>
          <text:p text:style-name="P6">Sistema la parte di inoltro da parte del big boss della richiesta di invio file da parte di un client connesso ad un relay secondario e la relativa istanziazione del proxy quando arriva l'ack da parte del server.</text:p>
        </text:list-item>
        <text:list-item>
          <text:p text:style-name="P7">Controlla tutto, che di certo manca qualcosa!</text:p>
        </text:list-item>
      </text:list>
      <text:p text:style-name="P1"/>
      <text:list xml:id="list1022837549" text:continue-numbering="true" text:style-name="L1">
        <text:list-item>
          <text:p text:style-name="P6"><text:soft-page-break/>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it" style:country-asian="IT"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US" fo:font-style="normal" fo:text-shadow="none" style:text-underline-style="none" fo:font-weight="normal" style:letter-kerning="true" fo:background-color="transparent" style:font-name-asian="DejaVu Sans" style:font-size-asian="12pt" style:language-asian="it" style:country-asian="IT"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1-26T10:51:00Z</meta:creation-date>
    <dc:date>2010-02-04T12:23:52</dc:date>
    <meta:editing-cycles>30</meta:editing-cycles>
    <meta:editing-duration>PT17H12M30S</meta:editing-duration>
    <meta:document-statistic meta:table-count="0" meta:image-count="0" meta:object-count="0" meta:page-count="2" meta:paragraph-count="14" meta:word-count="525" meta:character-count="3251"/>
    <meta:template xlink:type="simple" xlink:actuate="onRequest" xlink:title="" xlink:href="Normal"/>
  </office:meta>
</office:document-meta>
</file>